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1.695cm"/>
    </style:style>
    <style:style style:name="co2" style:family="table-column">
      <style:table-column-properties fo:break-before="auto" style:column-width="1.11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시트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>
            <text:p>Cost</text:p>
          </table:table-cell>
        </table:table-row>
        <table:table-row table:style-name="ro1">
          <table:table-cell office:value-type="string">
            <text:p>새총1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새총2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string">
            <text:p>새총3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string">
            <text:p>투석기1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투석기2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투석기3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string">
            <text:p>선풍기1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선풍기2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선풍기3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고릴라2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고릴라3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공룡3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string">
            <text:p>물로켓3</text:p>
          </table:table-cell>
          <table:table-cell office:value-type="float" office:value="360">
            <text:p>3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돋움" style:font-name-asian="돋움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2017-04-06</text:date>, <text:time>19:10:38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7" meta:object-count="0"/>
    <meta:generator>OpenOffice/4.1.3$Win32 OpenOffice.org_project/413m1$Build-9783</meta:generator>
  </office:meta>
</office:document-meta>
</file>